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25pt" style:font-size-asian="25pt" style:font-size-complex="25pt"/>
    </style:style>
    <style:style style:name="ce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9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in"/>
      <style:text-properties fo:color="#000000" fo:font-size="25pt" style:font-size-asian="25pt" style:font-size-complex="25pt"/>
    </style:style>
    <style:style style:name="ce12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3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4" style:family="table-cell" style:parent-style-name="Default">
      <style:table-cell-properties fo:background-color="#339966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6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7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8" style:family="table-cell" style:parent-style-name="Default">
      <style:table-cell-properties fo:background-color="#66cc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0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25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6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</office:automatic-styles>
  <office:body>
    <office:spreadsheet>
      <table:table table:name="FPGA" table:style-name="ta1">
        <table:table-column table:style-name="co1" table:default-cell-style-name="ce3"/>
        <table:table-column table:style-name="co1" table:number-columns-repeated="1023" table:default-cell-style-name="ce6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9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6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2" table:style-name="ce4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21:35:03.573292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21:53:16.626997435</dc:date>
    <dc:creator>smdp </dc:creator>
    <meta:editing-duration>PT4H27M4S</meta:editing-duration>
    <meta:editing-cycles>13</meta:editing-cycles>
    <meta:generator>LibreOffice/4.3.7.2$Linux_X86_64 LibreOffice_project/430$Build-2</meta:generator>
    <meta:document-statistic meta:table-count="1" meta:cell-count="8175" meta:object-count="0"/>
  </office:meta>
</office:document-meta>
</file>